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44cm"/>
    </style:style>
    <style:style style:name="co5" style:family="table-column">
      <style:table-column-properties fo:break-before="auto" style:column-width="14.66cm"/>
    </style:style>
    <style:style style:name="co6" style:family="table-column">
      <style:table-column-properties fo:break-before="auto" style:column-width="9.236cm"/>
    </style:style>
    <style:style style:name="co7" style:family="table-column">
      <style:table-column-properties fo:break-before="auto" style:column-width="1.61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2.297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0.39cm"/>
    </style:style>
    <style:style style:name="co12" style:family="table-column">
      <style:table-column-properties fo:break-before="auto" style:column-width="0.497cm"/>
    </style:style>
    <style:style style:name="co13" style:family="table-column">
      <style:table-column-properties fo:break-before="auto" style:column-width="0.607cm"/>
    </style:style>
    <style:style style:name="co14" style:family="table-column">
      <style:table-column-properties fo:break-before="auto" style:column-width="2.309cm"/>
    </style:style>
    <style:style style:name="co15" style:family="table-column">
      <style:table-column-properties fo:break-before="auto" style:column-width="0.54cm"/>
    </style:style>
    <style:style style:name="co16" style:family="table-column">
      <style:table-column-properties fo:break-before="auto" style:column-width="19.537cm"/>
    </style:style>
    <style:style style:name="co17" style:family="table-column">
      <style:table-column-properties fo:break-before="auto" style:column-width="37.558cm"/>
    </style:style>
    <style:style style:name="co18" style:family="table-column">
      <style:table-column-properties fo:break-before="auto" style:column-width="1.016cm"/>
    </style:style>
    <style:style style:name="co19" style:family="table-column">
      <style:table-column-properties fo:break-before="auto" style:column-width="18.041cm"/>
    </style:style>
    <style:style style:name="co20" style:family="table-column">
      <style:table-column-properties fo:break-before="auto" style:column-width="1.27cm"/>
    </style:style>
    <style:style style:name="co21" style:family="table-column">
      <style:table-column-properties fo:break-before="auto" style:column-width="10.253cm"/>
    </style:style>
    <style:style style:name="co22" style:family="table-column">
      <style:table-column-properties fo:break-before="auto" style:column-width="1.9cm"/>
    </style:style>
    <style:style style:name="co23" style:family="table-column">
      <style:table-column-properties fo:break-before="auto" style:column-width="1.101cm"/>
    </style:style>
    <style:style style:name="co24" style:family="table-column">
      <style:table-column-properties fo:break-before="auto" style:column-width="0.811cm"/>
    </style:style>
    <style:style style:name="co25" style:family="table-column">
      <style:table-column-properties fo:break-before="auto" style:column-width="2.15cm"/>
    </style:style>
    <style:style style:name="co26" style:family="table-column">
      <style:table-column-properties fo:break-before="auto" style:column-width="26.892cm"/>
    </style:style>
    <style:style style:name="co27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13cm" fo:break-before="auto" style:use-optimal-row-height="true"/>
    </style:style>
    <style:style style:name="ro3" style:family="table-row">
      <style:table-row-properties style:row-height="2.018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3.597cm" fo:break-before="auto" style:use-optimal-row-height="true"/>
    </style:style>
    <style:style style:name="ro6" style:family="table-row">
      <style:table-row-properties style:row-height="3.992cm" fo:break-before="auto" style:use-optimal-row-height="true"/>
    </style:style>
    <style:style style:name="ro7" style:family="table-row">
      <style:table-row-properties style:row-height="1.623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3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6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="0.74pt solid #000000"/>
    </style:style>
    <style:style style:name="ce22" style:family="table-cell" style:parent-style-name="Default" style:data-style-name="N100">
      <style:table-cell-properties fo:border="none"/>
    </style:style>
    <style:style style:name="ce21" style:family="table-cell" style:parent-style-name="Default" style:data-style-name="N100"/>
    <style:style style:name="ce28" style:family="table-cell" style:parent-style-name="Default">
      <style:table-cell-properties fo:background-color="#ffffff" fo:border="0.74pt solid #000000"/>
    </style:style>
    <style:style style:name="ce9" style:family="table-cell" style:parent-style-name="Default">
      <style:table-cell-properties fo:background-color="#ffbf00" fo:border="0.74pt solid #000000"/>
      <style:text-properties fo:color="#ffffff"/>
    </style:style>
    <style:style style:name="ce30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color="#ffffff"/>
    </style:style>
    <style:style style:name="ce3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bf00" fo:border="0.74pt solid #00000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24" style:family="table-cell" style:parent-style-name="Default">
      <style:table-cell-properties fo:background-color="transparent" fo:border="0.74pt solid #000000"/>
    </style:style>
    <style:style style:name="ce52" style:family="table-cell" style:parent-style-name="Default">
      <style:table-cell-properties fo:border="0.74pt solid #000000" style:vertical-align="middle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0" style:family="table-cell" style:parent-style-name="Default">
      <style:table-cell-properties style:vertical-align="middle"/>
    </style:style>
    <style:style style:name="ce63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cm"/>
    </style:style>
    <style:style style:name="ce70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1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7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1" office:value-type="string" calcext:value-type="string">
            <text:p>Mòdul Professional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Desenvolupament d'aplicacions amb tecnologies Web IFC154_3</text:p>
          </table:table-cell>
          <table:table-cell table:style-name="ce3" office:value-type="string" calcext:value-type="string" table:number-columns-spanned="1" table:number-rows-spanned="2">
            <text:p>UC0491_3 Desenvolupar elements programari a l'entorn client.</text:p>
          </table:table-cell>
          <table:table-cell table:style-name="ce27" office:value-type="string" calcext:value-type="string">
            <text:p>0612</text:p>
          </table:table-cell>
          <table:table-cell table:style-name="ce26" office:value-type="string" calcext:value-type="string">
            <text:p>Desarrollo Web en entorno cliente</text:p>
          </table:table-cell>
        </table:table-row>
        <table:table-row table:style-name="ro1">
          <table:covered-table-cell table:style-name="ce8"/>
          <table:covered-table-cell table:style-name="ce5"/>
          <table:table-cell table:style-name="ce27" office:value-type="string" calcext:value-type="string">
            <text:p>0615</text:p>
          </table:table-cell>
          <table:table-cell table:style-name="ce26" office:value-type="string" calcext:value-type="string">
            <text:p>Diseño de Interfaces Web</text:p>
          </table:table-cell>
        </table:table-row>
        <table:table-row table:style-name="ro1">
          <table:covered-table-cell table:style-name="ce5"/>
          <table:table-cell table:style-name="ce26" office:value-type="string" calcext:value-type="string">
            <text:p>UC0492_3 Desenvolupar elements programari a l'entorn servidor.</text:p>
          </table:table-cell>
          <table:table-cell table:style-name="ce27" office:value-type="string" calcext:value-type="string">
            <text:p>0613</text:p>
          </table:table-cell>
          <table:table-cell table:style-name="ce26" office:value-type="string" calcext:value-type="string">
            <text:p>Desarrollo Web en entorno servidor</text:p>
          </table:table-cell>
        </table:table-row>
        <table:table-row table:style-name="ro1">
          <table:covered-table-cell table:style-name="ce5"/>
          <table:table-cell table:style-name="ce26" office:value-type="string" calcext:value-type="string">
            <text:p>UC0493_3 Implementar, verificar i documentar aplicacions web en entorns internet, intranet i extranet.</text:p>
          </table:table-cell>
          <table:table-cell table:style-name="ce27" office:value-type="string" calcext:value-type="string">
            <text:p>0614</text:p>
          </table:table-cell>
          <table:table-cell table:style-name="ce26" office:value-type="string" calcext:value-type="string">
            <text:p>Despliegue de aplicaciones Web</text:p>
          </table:table-cell>
        </table:table-row>
        <table:table-row table:style-name="ro1">
          <table:table-cell table:style-name="ce6" table:number-columns-spanned="1" table:number-rows-spanned="2"/>
          <table:table-cell table:style-name="ce13"/>
          <table:table-cell table:style-name="ce22"/>
          <table:table-cell table:style-name="ce13"/>
        </table:table-row>
        <table:table-row table:style-name="ro1">
          <table:covered-table-cell table:style-name="ce13"/>
          <table:table-cell table:style-name="ce13"/>
          <table:table-cell table:style-name="ce22"/>
          <table:table-cell table:style-name="ce13"/>
        </table:table-row>
        <table:table-row table:style-name="ro1">
          <table:table-cell table:style-name="ce6" table:number-columns-spanned="1" table:number-rows-spanned="2"/>
          <table:table-cell table:style-name="ce13"/>
          <table:table-cell table:style-name="ce22"/>
          <table:table-cell table:style-name="ce13"/>
        </table:table-row>
        <table:table-row table:style-name="ro1">
          <table:covered-table-cell table:style-name="ce13"/>
          <table:table-cell table:style-name="ce13"/>
          <table:table-cell table:style-name="ce22"/>
          <table:table-cell table:style-name="ce13"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W_incompletes" table:style-name="ta1">
        <table:table-column table:style-name="co5" table:default-cell-style-name="ce8"/>
        <table:table-column table:style-name="co6" table:default-cell-style-name="ce5"/>
        <table:table-column table:style-name="co7" table:default-cell-style-name="ce27"/>
        <table:table-column table:style-name="co8" table:default-cell-style-name="ce5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1" office:value-type="string" calcext:value-type="string">
            <text:p>Mòdul Professional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rogramació en llenguatges estructurats d'aplicacions de gestió IFC155_3</text:p>
          </table:table-cell>
          <table:table-cell office:value-type="string" calcext:value-type="string">
            <text:p>UC0223_3 Configurar i explotar sistemes informàtics.</text:p>
          </table:table-cell>
          <table:table-cell office:value-type="string" calcext:value-type="string">
            <text:p>0483</text:p>
          </table:table-cell>
          <table:table-cell office:value-type="string" calcext:value-type="string">
            <text:p>Sistemes informàtics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UC0226_3 Programar bases de dades relacionals.</text:p>
          </table:table-cell>
          <table:table-cell office:value-type="string" calcext:value-type="string">
            <text:p>0484</text:p>
          </table:table-cell>
          <table:table-cell office:value-type="string" calcext:value-type="string">
            <text:p>Bases de dades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rogramació amb llenguatges orientats a objectes i bases de dades relacionals IFC080_3</text:p>
          </table:table-cell>
          <table:table-cell office:value-type="string" calcext:value-type="string">
            <text:p>UC0223_3 Configurar i explotar sistemes informàtics.</text:p>
          </table:table-cell>
          <table:table-cell office:value-type="string" calcext:value-type="string">
            <text:p>0483</text:p>
          </table:table-cell>
          <table:table-cell office:value-type="string" calcext:value-type="string">
            <text:p>Sistemes informàtics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UC0226_3 Programar bases de dades relacionals.</text:p>
          </table:table-cell>
          <table:table-cell office:value-type="string" calcext:value-type="string">
            <text:p>0484</text:p>
          </table:table-cell>
          <table:table-cell office:value-type="string" calcext:value-type="string">
            <text:p>Bases de dades</text:p>
          </table:table-cell>
        </table:table-row>
      </table:table>
      <table:table table:name="contribucio_cp" table:style-name="ta1">
        <table:table-column table:style-name="co9" table:default-cell-style-name="ce1"/>
        <table:table-column table:style-name="co10" table:number-columns-repeated="9" table:default-cell-style-name="ce28"/>
        <table:table-column table:style-name="co11" table:default-cell-style-name="ce28"/>
        <table:table-column table:style-name="co12" table:default-cell-style-name="ce28"/>
        <table:table-column table:style-name="co11" table:default-cell-style-name="ce28"/>
        <table:table-column table:style-name="co13" table:default-cell-style-name="ce28"/>
        <table:table-column table:style-name="co12" table:number-columns-repeated="2" table:default-cell-style-name="ce28"/>
        <table:table-row table:style-name="ro1">
          <table:table-cell office:value-type="string" calcext:value-type="string">
            <text:p>REF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ñ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84 B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85 PRG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12 DWEC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613 DWE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614 DAW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615 DIW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92 PIM</text:p>
          </table:table-cell>
          <table:table-cell table:number-columns-repeated="1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5"/>
        </table:table-row>
      </table:table>
      <table:table table:name="contribucio_ra_cp" table:style-name="ta1">
        <table:table-column table:style-name="co14" table:default-cell-style-name="Default"/>
        <table:table-column table:style-name="co15" table:number-columns-repeated="15" table:default-cell-style-name="ce32"/>
        <table:table-row table:style-name="ro1">
          <table:table-cell table:style-name="ce9" office:value-type="string" calcext:value-type="string">
            <text:p>RA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g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j</text:p>
          </table:table-cell>
          <table:table-cell table:style-name="ce30" office:value-type="string" calcext:value-type="string">
            <text:p>k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ñ</text:p>
          </table:table-cell>
        </table:table-row>
        <table:table-row table:style-name="ro1">
          <table:table-cell table:style-name="ce9" office:value-type="string" calcext:value-type="string">
            <text:p>RA1</text:p>
          </table:table-cell>
          <table:table-cell table:style-name="ce31" table:number-columns-repeated="15"/>
        </table:table-row>
        <table:table-row table:style-name="ro1">
          <table:table-cell table:style-name="ce9" office:value-type="string" calcext:value-type="string">
            <text:p>RA2</text:p>
          </table:table-cell>
          <table:table-cell table:style-name="ce31" table:number-columns-repeated="15"/>
        </table:table-row>
        <table:table-row table:style-name="ro1">
          <table:table-cell table:style-name="ce9" office:value-type="string" calcext:value-type="string">
            <text:p>RA3</text:p>
          </table:table-cell>
          <table:table-cell table:style-name="ce31" table:number-columns-repeated="15"/>
        </table:table-row>
        <table:table-row table:style-name="ro1">
          <table:table-cell table:style-name="ce9" office:value-type="string" calcext:value-type="string">
            <text:p>RA4</text:p>
          </table:table-cell>
          <table:table-cell table:style-name="ce31" table:number-columns-repeated="15"/>
        </table:table-row>
        <table:table-row table:style-name="ro1">
          <table:table-cell table:style-name="ce9" office:value-type="string" calcext:value-type="string">
            <text:p>RA5</text:p>
          </table:table-cell>
          <table:table-cell table:style-name="ce31" table:number-columns-repeated="15"/>
        </table:table-row>
        <table:table-row table:style-name="ro1">
          <table:table-cell table:style-name="ce9" office:value-type="string" calcext:value-type="string">
            <text:p>RA6</text:p>
          </table:table-cell>
          <table:table-cell table:style-name="ce31" table:number-columns-repeated="15"/>
        </table:table-row>
        <table:table-row table:style-name="ro1" table:number-rows-repeated="104856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ra_ca" table:style-name="ta1">
        <table:table-column table:style-name="co3" table:default-cell-style-name="ce25"/>
        <table:table-column table:style-name="co16" table:default-cell-style-name="ce37"/>
        <table:table-column table:style-name="co17" table:default-cell-style-name="ce24"/>
        <table:table-row table:style-name="ro1">
          <table:table-cell table:style-name="ce11"/>
          <table:table-cell table:style-name="ce11" office:value-type="string" calcext:value-type="string">
            <text:p>Resultat d’Aprenentatge</text:p>
          </table:table-cell>
          <table:table-cell table:style-name="ce11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<text:span text:style-name="T1">RA1.</text:span> Identifica els aspectes ambientals, socials i de governança (ASG) relatius a la sostenibilitat tenint en compte el concepte de desenrotllament sostenible i els marcs internacionals que contribuïxen a la seua consecució.</text:p>
          </table:table-cell>
          <table:table-cell table:style-name="ce39" office:value-type="string" calcext:value-type="string">
            <text:p>CA1.a) S'ha descrit el concepte de sostenibilitat, establint els marcs internacionals associats al desenvolupament sostenible. </text:p>
            <text:p>CA1.b) S'han identificat els assumptes ambientals, socials i de governança que influïxen en el desenvolupament sostenible de les organitzacions empresarials. </text:p>
            <text:p>CA1.c) S'han relacionat els Objectius de Desenvolupament Sostenible (ODS) amb la seua importància per a la consecució de l'Agenda 2030. </text:p>
            <text:p>CA1.d) S'ha analitzat la importància d'identificar els aspectes ASG més rellevants per als grups d'interés de les organitzacions relacionant-los amb els riscos i oportunitats que suposen per a la pròpia organització. </text:p>
            <text:p>CA1.e) S'han identificat els principals estàndards de mètriques per a l'avaluació de l'acompliment en sostenibilitat i el seu paper en la rendició de comptes que marca la legislació vigent i les futures regulacions en desenvolupament. </text:p>
            <text:p>CA1.f) S'ha descrit la inversió socialment responsable i el paper dels analistes, inversors, agències i índexs de sostenibilitat en el foment de la sostenibilitat.</text:p>
          </table:table-cell>
        </table:table-row>
        <table:table-row table:style-name="ro3">
          <table:table-cell office:value-type="string" calcext:value-type="string">
            <text:p>RA2</text:p>
          </table:table-cell>
          <table:table-cell office:value-type="string" calcext:value-type="string">
            <text:p><text:span text:style-name="T1">RA2.</text:span> Caracteritza els reptes ambientals i socials als quals s'enfronta la societat, descrivint els impactes sobre les persones i els sectors productius i proposant accions per a minimitzar-los.</text:p>
          </table:table-cell>
          <table:table-cell table:style-name="ce39" office:value-type="string" calcext:value-type="string">
            <text:p>CA2.a) S'han identificat els principals reptes ambientals i socials. </text:p>
            <text:p>CA2.b) S'han relacionat els reptes ambientals i socials amb el desenvolupament de l'activitat econòmica. </text:p>
            <text:p>CA2.c) S'ha analitzat l'efecte dels impactes ambientals i socials sobre les persones i els sectors productius. </text:p>
            <text:p>CA2.d) S'han identificat les mesures i accions encaminades a minimitzar els impactes ambientals i socials. </text:p>
            <text:p>CA2.e) S'ha analitzat la importància d'establir aliances i treballar de manea transversal i coordinada per a abordar amb èxit els reptes ambientals i socials.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<text:span text:style-name="T1">RA3.</text:span> Establix l'aplicació de criteris de sostenibilitat en l'acompliment professional i personal, identificant els elements necessaris.</text:p>
          </table:table-cell>
          <table:table-cell office:value-type="string" calcext:value-type="string">
            <text:p>CA3.a) S'han identificat els ODS més rellevants per a l'activitat professional que realitza. </text:p>
            <text:p>CA3.b) S'han analitzat els riscos i oportunitats que representen els ODS. </text:p>
            <text:p>CA3.c) S'han identificat les accions necessàries per a atendre alguns dels reptes ambientals i socials des de l'activitat professional i l'entorn personal.</text:p>
          </table:table-cell>
        </table:table-row>
        <table:table-row table:style-name="ro2">
          <table:table-cell office:value-type="string" calcext:value-type="string">
            <text:p>RA4</text:p>
          </table:table-cell>
          <table:table-cell office:value-type="string" calcext:value-type="string">
            <text:p><text:span text:style-name="T1">RA4.</text:span> Proposa productes i serveis responsables tenint en compte els principis de l'economia circular.</text:p>
          </table:table-cell>
          <table:table-cell office:value-type="string" calcext:value-type="string">
            <text:p>CA4.a) S'ha caracteritzat el model de producció i consum actual. </text:p>
            <text:p>CA4.b) S'han identificat els principis de l'economia verda i circular. </text:p>
            <text:p>CA4.c) S'han contrastat els beneficis de l'economia verda i circular enfront del model clàssic de producció. </text:p>
            <text:p>CA4.d) S'han aplicat principis d'ecodisseny. </text:p>
            <text:p>CA4.e) S'ha analitzat el cicle de vida del producte. </text:p>
            <text:p>CA4.f) S'han identificat els processos de producció i els criteris de sostenibilitat aplicats.</text:p>
          </table:table-cell>
        </table:table-row>
        <table:table-row table:style-name="ro5">
          <table:table-cell office:value-type="string" calcext:value-type="string">
            <text:p>RA5</text:p>
          </table:table-cell>
          <table:table-cell office:value-type="string" calcext:value-type="string">
            <text:p><text:span text:style-name="T1">RA5.</text:span> Realitza activitats sostenibles minimitzant l'impacte de les mateixes en el medi ambient.</text:p>
          </table:table-cell>
          <table:table-cell office:value-type="string" calcext:value-type="string">
            <text:p>CA5.a) S'ha caracteritzat el model de producció i consum actual. </text:p>
            <text:p>CA5.b) S'han identificat els principis de l'economia verda i circular. </text:p>
            <text:p>CA5.c) S'han contrastat els beneficis de l'economia verda i circular enfront del model clàssic de producció. </text:p>
            <text:p>CA5.d) S'ha avaluat l'impacte de les activitats personals i professionals. </text:p>
            <text:p>CA5.e) S'han aplicat principis d'ecodisseny. </text:p>
            <text:p>CA5.f) S'han aplicat estratègies sostenibles. </text:p>
            <text:p>CA5.g) S'ha analitzat el cicle de vida del producte. </text:p>
            <text:p>CA5.h) S'han identificat els processos de producció i els criteris de sostenibilitat aplicats. </text:p>
            <text:p>CA5.i) S'ha aplicat la normativa ambiental.</text:p>
          </table:table-cell>
        </table:table-row>
        <table:table-row table:style-name="ro3">
          <table:table-cell office:value-type="string" calcext:value-type="string">
            <text:p>RA6</text:p>
          </table:table-cell>
          <table:table-cell office:value-type="string" calcext:value-type="string">
            <text:p><text:span text:style-name="T1">RA6.</text:span> Analitza un pla de sostenibilitat d'una empresa del sector, identificant els seus grups d'interés, els aspectes ASG materials i justificant accions per a la seua gestió i mesurament.</text:p>
          </table:table-cell>
          <table:table-cell office:value-type="string" calcext:value-type="string">
            <text:p>CA6.a) S'han identificat els principals grups d'interés de l'empresa. </text:p>
            <text:p>CA6.b) S'han analitzat els aspectes ASG materials, les expectatives dels grups d'interés i la importància dels aspectes ASG en relació amb els objectius empresarials. </text:p>
            <text:p>CA6.c) S'han definit accions encaminades a minimitzar els impactes negatius i aprofitar les oportunitats que plantegen els principals aspectes ASG identificats. </text:p>
            <text:p>CA6.d) S'han determinat les mètriques d'avaluació de l'acompliment de l'empresa d'acord amb els estàndards de sostenibilitat més àmpliament utilitzats. </text:p>
            <text:p>CA6.e) S'ha elaborat un informe de sostenibilitat amb el pla i els indicadors proposats.</text:p>
          </table:table-cell>
        </table:table-row>
      </table:table>
      <table:table table:name="continguts" table:style-name="ta1">
        <table:table-column table:style-name="co18" table:default-cell-style-name="ce52"/>
        <table:table-column table:style-name="co19" table:default-cell-style-name="ce46"/>
        <table:table-row table:style-name="ro1">
          <table:table-cell table:style-name="ce11" office:value-type="string" calcext:value-type="string">
            <text:p>RA</text:p>
          </table:table-cell>
          <table:table-cell table:style-name="ce11" office:value-type="string" calcext:value-type="string">
            <text:p>Continguts</text:p>
          </table:table-cell>
        </table:table-row>
        <table:table-row table:style-name="ro6">
          <table:table-cell office:value-type="string" calcext:value-type="string">
            <text:p>RA1</text:p>
          </table:table-cell>
          <table:table-cell table:style-name="ce50" office:value-type="string" calcext:value-type="string">
            <text:p>C1: Identificació dels principals reptes ambientals i socials</text:p>
            <text:p/>
            <text:p>    C1.1. Canvi climàtic.</text:p>
            <text:p>    C1.2. Contaminació de l'aire, aigua i sòl.</text:p>
            <text:p>    C1.3. Pèrdua de biodiversitat.</text:p>
            <text:p>    C1.4. Esgotament de recursos naturals.</text:p>
            <text:p>    C1.5. Desigualtat social i econòmica.</text:p>
            <text:p>    C1.6. Pobresa.</text:p>
            <text:p>    C1.7. Desplaçament forçat i migració.</text:p>
            <text:p>    C1.8. Discriminació i exclusió social.</text:p>
          </table:table-cell>
        </table:table-row>
        <table:table-row table:style-name="ro4">
          <table:table-cell office:value-type="string" calcext:value-type="string">
            <text:p>RA2</text:p>
          </table:table-cell>
          <table:table-cell office:value-type="string" calcext:value-type="string">
            <text:p>C2: Relació entre els reptes ambientals i socials i el desenvolupament de l'activitat econòmica</text:p>
            <text:p>    C2.1. Impacte de l'activitat industrial, agrícola, energètica, etc., en els reptes ambientals i socials.</text:p>
            <text:p>    C2.2. Influència de les polítiques econòmiques i comercials en l'exacerbació o mitigació dels reptes.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C3: La mesura dels impactes sobre el medi ambient</text:p>
            <text:p>    C3.1. Avaluació de l'impacte ambiental.</text:p>
            <text:p>    C3.2. La petjada de carboni.</text:p>
          </table:table-cell>
        </table:table-row>
        <table:table-row table:style-name="ro3">
          <table:table-cell office:value-type="string" calcext:value-type="string">
            <text:p>RA4</text:p>
          </table:table-cell>
          <table:table-cell office:value-type="string" calcext:value-type="string">
            <text:p>C4: Anàlisi de l'efecte dels impactes ambientals i socials sobre les persones i els sectors productius</text:p>
            <text:p>    C4.1. Impacte en la salut humana.</text:p>
            <text:p>    C4.2. Riscos per a la seguretat alimentària.</text:p>
            <text:p>    C4.3. Interrupció de cadenes de subministrament i producció.</text:p>
            <text:p>    C4.4. Augment de costos i pèrdua de productivitat.</text:p>
          </table:table-cell>
        </table:table-row>
        <table:table-row table:style-name="ro5">
          <table:table-cell office:value-type="string" calcext:value-type="string">
            <text:p>RA5</text:p>
          </table:table-cell>
          <table:table-cell table:style-name="ce5" office:value-type="string" calcext:value-type="string">
            <text:p><text:span text:style-name="T1">C5: Identificació de mesures i accions per a minimitzar els impactes ambientals</text:span></text:p>
            <text:p><text:span text:style-name="T1">    C5.1. Foment de l'economia circular i el consum sostenible.</text:span></text:p>
            <text:p><text:span text:style-name="T1">    C5.2. Mesures de descarbonització de l'economia:</text:span></text:p>
            <text:p>        Implementació de tecnologies netes i pràctiques sostenibles.</text:p>
            <text:p>        Promoció de l'eficiència energètica i l'ús d'energies renovables.</text:p>
            <text:p>        Electrificació de la demanda.</text:p>
            <text:p>        Canvis en processos industrials i agrícoles.</text:p>
            <text:p><text:span text:style-name="T1">    C5.3. Mesures d'adaptació al canvi climàtic.</text:span></text:p>
            <text:p><text:span text:style-name="T1">    C5.4. Mesures de compensació d'emissions de GEI.</text:span></text:p>
          </table:table-cell>
        </table:table-row>
        <table:table-row table:style-name="ro7">
          <table:table-cell office:value-type="string" calcext:value-type="string">
            <text:p>RA6</text:p>
          </table:table-cell>
          <table:table-cell office:value-type="string" calcext:value-type="string">
            <text:p>C6: Importància d'establir aliances i treballar de manera transversal i coordinada</text:p>
            <text:p>    C6.1. Col·laboració entre empreses, govern, ONGs i la societat civil.</text:p>
            <text:p>    C6.2. Necessitat de compartir recursos, coneixements i bones pràctiques.</text:p>
            <text:p>    C6.3. Importància de la cooperació internacional per a abordar problemes globals.</text:p>
          </table:table-cell>
        </table:table-row>
      </table:table>
      <table:table table:name="sequenciacio_up_ra" table:style-name="ta1">
        <table:table-column table:style-name="co20" table:default-cell-style-name="ce56"/>
        <table:table-column table:style-name="co21" table:default-cell-style-name="ce56"/>
        <table:table-column table:style-name="co22" table:number-columns-repeated="6" table:default-cell-style-name="ce56"/>
        <table:table-column table:style-name="co3" table:number-columns-repeated="2" table:default-cell-style-name="ce56"/>
        <table:table-row table:style-name="ro1">
          <table:table-cell table:style-name="ce54" office:value-type="string" calcext:value-type="string">
            <text:p>UP</text:p>
          </table:table-cell>
          <table:table-cell table:style-name="ce54" office:value-type="string" calcext:value-type="string">
            <text:p>Títol</text:p>
          </table:table-cell>
          <table:table-cell table:style-name="ce54" office:value-type="string" calcext:value-type="string">
            <text:p>RA1</text:p>
          </table:table-cell>
          <table:table-cell table:style-name="ce54" office:value-type="string" calcext:value-type="string">
            <text:p>RA2</text:p>
          </table:table-cell>
          <table:table-cell table:style-name="ce54" office:value-type="string" calcext:value-type="string">
            <text:p>RA3</text:p>
          </table:table-cell>
          <table:table-cell table:style-name="ce54" office:value-type="string" calcext:value-type="string">
            <text:p>RA4</text:p>
          </table:table-cell>
          <table:table-cell table:style-name="ce54" office:value-type="string" calcext:value-type="string">
            <text:p>RA5</text:p>
          </table:table-cell>
          <table:table-cell table:style-name="ce54" office:value-type="string" calcext:value-type="string">
            <text:p>RA6</text:p>
          </table:table-cell>
          <table:table-cell table:style-name="ce54" office:value-type="string" calcext:value-type="string">
            <text:p>Pes</text:p>
          </table:table-cell>
          <table:table-cell table:style-name="ce54" office:value-type="string" calcext:value-type="string">
            <text:p>Hores</text:p>
          </table:table-cell>
        </table:table-row>
        <table:table-row table:style-name="ro4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Entendre la sostenibilitat en clau TIC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CA2.a</text:p>
            <text:p>CA2.b</text:p>
            <text:p>CA2.d</text:p>
          </table:table-cell>
          <table:table-cell table:style-name="ce55" table:number-columns-repeated="4"/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6" calcext:value-type="float">
            <text:p>6</text:p>
          </table:table-cell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Reptes ambientals i socials del sector TIC</text:p>
          </table:table-cell>
          <table:table-cell table:style-name="ce55"/>
          <table:table-cell table:number-columns-repeated="2" table:style-name="ce55" office:value-type="string" calcext:value-type="string">
            <text:p>X</text:p>
          </table:table-cell>
          <table:table-cell table:style-name="ce55" table:number-columns-repeated="3"/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6" calcext:value-type="float">
            <text:p>6</text:p>
          </table:table-cell>
        </table:table-row>
        <table:table-row table:style-name="ro4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Els ODS en el disseny i ús de tecnologies</text:p>
          </table:table-cell>
          <table:table-cell table:style-name="ce55" table:number-columns-repeated="2"/>
          <table:table-cell table:style-name="ce55" office:value-type="string" calcext:value-type="string">
            <text:p>X</text:p>
          </table:table-cell>
          <table:table-cell table:style-name="ce55" table:number-columns-repeated="2"/>
          <table:table-cell table:style-name="ce55" office:value-type="string" calcext:value-type="string">
            <text:p>CA6.a</text:p>
            <text:p>CA6.b</text:p>
            <text:p>CA6.c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7" calcext:value-type="float">
            <text:p>7</text:p>
          </table:table-cell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Economia Circular i Gestió del Cicle de Vida TIC</text:p>
          </table:table-cell>
          <table:table-cell table:style-name="ce55" table:number-columns-repeated="3"/>
          <table:table-cell table:number-columns-repeated="2" table:style-name="ce55" office:value-type="string" calcext:value-type="string">
            <text:p>X</text:p>
          </table:table-cell>
          <table:table-cell table:style-name="ce55"/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7" calcext:value-type="float">
            <text:p>7</text:p>
          </table:table-cell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Plans de sostenibilitat en empreses TIC</text:p>
          </table:table-cell>
          <table:table-cell table:style-name="ce55" table:number-columns-repeated="4"/>
          <table:table-cell table:style-name="ce57"/>
          <table:table-cell table:style-name="ce55" office:value-type="string" calcext:value-type="string">
            <text:p>X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7" calcext:value-type="float">
            <text:p>7</text:p>
          </table:table-cell>
        </table:table-row>
        <table:table-row table:style-name="ro1">
          <table:table-cell table:style-name="ce55"/>
          <table:table-cell table:style-name="ce55" office:value-type="string" calcext:value-type="string">
            <text:p>Pes dels RA/Totals</text:p>
          </table:table-cell>
          <table:table-cell table:style-name="ce55" office:value-type="float" office:value="16" calcext:value-type="float">
            <text:p>16</text:p>
          </table:table-cell>
          <table:table-cell table:number-columns-repeated="2" table:style-name="ce55" office:value-type="float" office:value="17" calcext:value-type="float">
            <text:p>17</text:p>
          </table:table-cell>
          <table:table-cell table:number-columns-repeated="2" table:style-name="ce55" office:value-type="float" office:value="16" calcext:value-type="float">
            <text:p>16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33" calcext:value-type="float">
            <text:p>33</text:p>
          </table:table-cell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quenciacio_up_continguts" table:style-name="ta1">
        <table:table-column table:style-name="co20" table:default-cell-style-name="ce32"/>
        <table:table-column table:style-name="co21" table:default-cell-style-name="ce60"/>
        <table:table-column table:style-name="co23" table:number-columns-repeated="6" table:default-cell-style-name="ce56"/>
        <table:table-column table:style-name="co23" table:number-columns-repeated="3" table:default-cell-style-name="Default"/>
        <table:table-row table:style-name="ro1">
          <table:table-cell table:style-name="ce58" office:value-type="string" calcext:value-type="string">
            <text:p>UP</text:p>
          </table:table-cell>
          <table:table-cell table:style-name="ce54" office:value-type="string" calcext:value-type="string">
            <text:p>Títol</text:p>
          </table:table-cell>
          <table:table-cell table:style-name="ce54" office:value-type="string" calcext:value-type="string">
            <text:p>C1</text:p>
          </table:table-cell>
          <table:table-cell table:style-name="ce54" office:value-type="string" calcext:value-type="string">
            <text:p>C2</text:p>
          </table:table-cell>
          <table:table-cell table:style-name="ce54" office:value-type="string" calcext:value-type="string">
            <text:p>C3</text:p>
          </table:table-cell>
          <table:table-cell table:style-name="ce54" office:value-type="string" calcext:value-type="string">
            <text:p>C4</text:p>
          </table:table-cell>
          <table:table-cell table:style-name="ce54" office:value-type="string" calcext:value-type="string">
            <text:p>C5</text:p>
          </table:table-cell>
          <table:table-cell table:style-name="ce54" office:value-type="string" calcext:value-type="string">
            <text:p>C6</text:p>
          </table:table-cell>
          <table:table-cell table:number-columns-repeated="3"/>
        </table:table-row>
        <table:table-row table:style-name="ro8">
          <table:table-cell table:style-name="ce59" office:value-type="float" office:value="1" calcext:value-type="float">
            <text:p>1</text:p>
          </table:table-cell>
          <table:table-cell table:style-name="ce55" office:value-type="string" calcext:value-type="string">
            <text:p>Entendre la sostenibilitat en clau TIC</text:p>
          </table:table-cell>
          <table:table-cell table:number-columns-repeated="2" table:style-name="ce55" office:value-type="string" calcext:value-type="string">
            <text:p>x</text:p>
          </table:table-cell>
          <table:table-cell table:style-name="ce55" table:number-columns-repeated="4"/>
          <table:table-cell table:number-columns-repeated="3"/>
        </table:table-row>
        <table:table-row table:style-name="ro8">
          <table:table-cell table:style-name="ce59" office:value-type="float" office:value="2" calcext:value-type="float">
            <text:p>2</text:p>
          </table:table-cell>
          <table:table-cell table:style-name="ce55" office:value-type="string" calcext:value-type="string">
            <text:p>Reptes ambientals i socials del sector TIC</text:p>
          </table:table-cell>
          <table:table-cell table:style-name="ce55"/>
          <table:table-cell table:number-columns-repeated="2" table:style-name="ce55" office:value-type="string" calcext:value-type="string">
            <text:p>x</text:p>
          </table:table-cell>
          <table:table-cell table:style-name="ce55" table:number-columns-repeated="3"/>
          <table:table-cell table:number-columns-repeated="3"/>
        </table:table-row>
        <table:table-row table:style-name="ro8">
          <table:table-cell table:style-name="ce59" office:value-type="float" office:value="3" calcext:value-type="float">
            <text:p>3</text:p>
          </table:table-cell>
          <table:table-cell table:style-name="ce55" office:value-type="string" calcext:value-type="string">
            <text:p>Els ODS en el disseny i ús de tecnologies</text:p>
          </table:table-cell>
          <table:table-cell table:style-name="ce55" table:number-columns-repeated="2"/>
          <table:table-cell table:style-name="ce55" office:value-type="string" calcext:value-type="string">
            <text:p>x</text:p>
          </table:table-cell>
          <table:table-cell table:style-name="ce55" table:number-columns-repeated="2"/>
          <table:table-cell table:style-name="ce55" office:value-type="string" calcext:value-type="string">
            <text:p>x</text:p>
          </table:table-cell>
          <table:table-cell table:number-columns-repeated="3"/>
        </table:table-row>
        <table:table-row table:style-name="ro8">
          <table:table-cell table:style-name="ce59" office:value-type="float" office:value="4" calcext:value-type="float">
            <text:p>4</text:p>
          </table:table-cell>
          <table:table-cell table:style-name="ce55" office:value-type="string" calcext:value-type="string">
            <text:p>Economia Circular i Gestió del Cicle de Vida TIC</text:p>
          </table:table-cell>
          <table:table-cell table:style-name="ce55" table:number-columns-repeated="3"/>
          <table:table-cell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55"/>
          <table:table-cell table:number-columns-repeated="3"/>
        </table:table-row>
        <table:table-row table:style-name="ro8">
          <table:table-cell table:style-name="ce59" office:value-type="float" office:value="5" calcext:value-type="float">
            <text:p>5</text:p>
          </table:table-cell>
          <table:table-cell table:style-name="ce55" office:value-type="string" calcext:value-type="string">
            <text:p>Plans de sostenibilitat en empreses TIC</text:p>
          </table:table-cell>
          <table:table-cell table:style-name="ce55" table:number-columns-repeated="5"/>
          <table:table-cell table:style-name="ce55" office:value-type="string" calcext:value-type="string">
            <text:p>x</text:p>
          </table:table-cell>
          <table:table-cell table:number-columns-repeated="3"/>
        </table:table-row>
        <table:table-row table:style-name="ro8" table:number-rows-repeated="2">
          <table:table-cell table:style-name="Default" table:number-columns-repeated="8"/>
          <table:table-cell table:number-columns-repeated="3"/>
        </table:table-row>
        <table:table-row table:style-name="ro1" table:number-rows-repeated="104856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mporalització" table:style-name="ta1">
        <table:table-column table:style-name="co24" table:default-cell-style-name="ce55"/>
        <table:table-column table:style-name="co21" table:default-cell-style-name="ce55"/>
        <table:table-column table:style-name="co25" table:default-cell-style-name="ce5"/>
        <table:table-row table:style-name="ro1">
          <table:table-cell table:style-name="ce54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tendre la sostenibilitat en clau T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ptes ambientals i socials del sector T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s ODS en el disseny i ús de tecnolog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onomia Circular i Gestió del Cicle de Vida TIC</text:p>
          </table:table-cell>
          <table:table-cell table:style-name="ce63" office:value-type="string" calcext:value-type="string">
            <text:p>2, 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ns de sostenibilitat en empreses TIC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valuacio" table:style-name="ta1">
        <table:table-column table:style-name="co26" table:default-cell-style-name="Default"/>
        <table:table-column table:style-name="co27" table:default-cell-style-name="ce18"/>
        <table:table-column table:style-name="co25" table:default-cell-style-name="ce18"/>
        <table:table-row table:style-name="ro1">
          <table:table-cell table:style-name="ce11" office:value-type="string" calcext:value-type="string">
            <text:p>Resultat d’Aprenentatge</text:p>
          </table:table-cell>
          <table:table-cell table:style-name="ce15" office:value-type="string" calcext:value-type="string">
            <text:p>Pond. Parcial</text:p>
          </table:table-cell>
          <table:table-cell table:style-name="ce15" office:value-type="string" calcext:value-type="string">
            <text:p>Pond. Total</text:p>
          </table:table-cell>
        </table:table-row>
        <table:table-row table:style-name="ro9">
          <table:table-cell table:style-name="ce64" office:value-type="string" calcext:value-type="string">
            <text:p><text:span text:style-name="T1">RA1.</text:span> Identifica els aspectes ambientals, socials i de governança (ASG) relatius a la sostenibilitat tenint en compte el concepte de desenrotllament sostenible i els marcs internacionals que contribuïxen a la seua consecució.</text:p>
          </table:table-cell>
          <table:table-cell table:style-name="ce72"/>
          <table:table-cell table:style-name="ce72" office:value-type="string" calcext:value-type="string">
            <text:p>16</text:p>
          </table:table-cell>
        </table:table-row>
        <table:table-row table:style-name="ro1">
          <table:table-cell table:style-name="ce68" office:value-type="string" calcext:value-type="string">
            <text:p>CA1.a) S'ha descrit el concepte de sostenibilitat, establint els marcs internacionals associats al desenvolupament sostenible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7" office:value-type="string" calcext:value-type="string">
            <text:p>CA1.b) S'han identificat els assumptes ambientals, socials i de governança que influïxen en el desenvolupament sostenible de les organitzacions empresarials. 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1.c) S'han relacionat els Objectius de Desenvolupament Sostenible (ODS) amb la seua importància per a la consecució de l'Agenda 2030. 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1.d) S'ha analitzat la importància d'identificar els aspectes ASG més rellevants per als grups d'interés de les organitzacions relacionant-los amb els riscos i oportunitats que suposen per a la pròpia organització.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1.e) S'han identificat els principals estàndards de mètriques per a l'avaluació de l'acompliment en sostenibilitat i el seu paper en la rendició de comptes que marca la legislació vigent i les futures regulacions en desenvolupament.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1.f) S'ha descrit la inversió socialment responsable i el paper dels analistes, inversors, agències i índexs de sostenibilitat en el foment de la sostenibilitat. 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9">
          <table:table-cell table:style-name="ce67" office:value-type="string" calcext:value-type="string">
            <text:p><text:span text:style-name="T1">RA2.</text:span> Caracteritza els reptes ambientals i socials als quals s'enfronta la societat, descrivint els impactes sobre les persones i els sectors productius i proposant accions per a minimitzar-los.</text:p>
          </table:table-cell>
          <table:table-cell table:style-name="ce73"/>
          <table:table-cell table:style-name="ce72" office:value-type="string" calcext:value-type="string">
            <text:p>17</text:p>
          </table:table-cell>
        </table:table-row>
        <table:table-row table:style-name="ro1">
          <table:table-cell table:style-name="ce39" office:value-type="string" calcext:value-type="string">
            <text:p>CA2.a) S'han identificat els principals reptes ambientals i socials.</text:p>
          </table:table-cell>
          <table:table-cell table:style-name="ce74" office:value-type="string" calcext:value-type="string">
            <text:p>3</text:p>
          </table:table-cell>
          <table:table-cell table:style-name="ce72"/>
        </table:table-row>
        <table:table-row table:style-name="ro1">
          <table:table-cell table:style-name="ce5" office:value-type="string" calcext:value-type="string">
            <text:p>CA2.b) S'han relacionat els reptes ambientals i socials amb el desenvolupament de l'activitat econòmica.</text:p>
          </table:table-cell>
          <table:table-cell table:style-name="ce73" office:value-type="string" calcext:value-type="string">
            <text:p>4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2.c) S'ha analitzat l'efecte dels impactes ambientals i socials sobre les persones i els sectors productius.</text:p>
          </table:table-cell>
          <table:table-cell table:style-name="ce73" office:value-type="string" calcext:value-type="string">
            <text:p>4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2.d) S'han identificat les mesures i accions encaminades a minimitzar els impactes ambientals i socials.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2.e) S'ha analitzat la importància d'establir aliances i treballar de manea transversal i coordinada per a abordar amb èxit els reptes ambientals i socials. 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67" office:value-type="string" calcext:value-type="string">
            <text:p><text:span text:style-name="T1">RA3.</text:span> Establix l'aplicació de criteris de sostenibilitat en l'acompliment professional i personal, identificant els elements necessaris.</text:p>
          </table:table-cell>
          <table:table-cell table:style-name="ce72"/>
          <table:table-cell table:style-name="ce72" office:value-type="string" calcext:value-type="string">
            <text:p>17</text:p>
          </table:table-cell>
        </table:table-row>
        <table:table-row table:style-name="ro1">
          <table:table-cell table:style-name="ce24" office:value-type="string" calcext:value-type="string">
            <text:p>CA3.a) S'han identificat els ODS més rellevants per a l'activitat professional que realitza.</text:p>
          </table:table-cell>
          <table:table-cell table:style-name="ce73" office:value-type="string" calcext:value-type="string">
            <text:p>5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3.b) S'han analitzat els riscos i oportunitats que representen els ODS. </text:p>
          </table:table-cell>
          <table:table-cell table:style-name="ce73" office:value-type="string" calcext:value-type="string">
            <text:p>6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3.c) S'han identificat les accions necessàries per a atendre alguns dels reptes ambientals i socials des de l'activitat professional i l'entorn personal. </text:p>
          </table:table-cell>
          <table:table-cell table:style-name="ce73" office:value-type="string" calcext:value-type="string">
            <text:p>6</text:p>
          </table:table-cell>
          <table:table-cell table:style-name="ce73"/>
        </table:table-row>
        <table:table-row table:style-name="ro1">
          <table:table-cell table:style-name="ce67" office:value-type="string" calcext:value-type="string">
            <text:p><text:span text:style-name="T1">RA4.</text:span> Proposa productes i serveis responsables tenint en compte els principis de l'economia circular.</text:p>
          </table:table-cell>
          <table:table-cell table:style-name="ce72"/>
          <table:table-cell table:style-name="ce72" office:value-type="string" calcext:value-type="string">
            <text:p>16</text:p>
          </table:table-cell>
        </table:table-row>
        <table:table-row table:style-name="ro1">
          <table:table-cell table:style-name="ce24" office:value-type="string" calcext:value-type="string">
            <text:p>CA4.a) S'ha caracteritzat el model de producció i consum actual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4.b) S'han identificat els principis de l'economia verda i circular.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4.c) S'han contrastat els beneficis de l'economia verda i circular enfront del model clàssic de producció.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4.d) S'han aplicat principis d'ecodisseny.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4.e) S'ha analitzat el cicle de vida del producte.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4.f) S'han identificat els processos de producció i els criteris de sostenibilitat aplicat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67" office:value-type="string" calcext:value-type="string">
            <text:p><text:span text:style-name="T1">RA5.</text:span> Realitza activitats sostenibles minimitzant l'impacte de les mateixes en el medi ambient.</text:p>
          </table:table-cell>
          <table:table-cell table:style-name="ce72"/>
          <table:table-cell table:style-name="ce72" office:value-type="string" calcext:value-type="string">
            <text:p>16</text:p>
          </table:table-cell>
        </table:table-row>
        <table:table-row table:style-name="ro1">
          <table:table-cell table:style-name="ce69" office:value-type="string" calcext:value-type="string">
            <text:p>CA5.a) S'ha caracteritzat el model de producció i consum actual.</text:p>
          </table:table-cell>
          <table:table-cell table:style-name="ce73" office:value-type="string" calcext:value-type="string">
            <text:p>1</text:p>
          </table:table-cell>
          <table:table-cell table:style-name="ce73"/>
        </table:table-row>
        <table:table-row table:style-name="ro1">
          <table:table-cell table:style-name="ce70" office:value-type="string" calcext:value-type="string">
            <text:p>CA5.b) S'han identificat els principis de l'economia verda i circular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70" office:value-type="string" calcext:value-type="string">
            <text:p>CA5.c) S'han contrastat els beneficis de l'economia verda i circular enfront del model clàssic de producció. 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70" office:value-type="string" calcext:value-type="string">
            <text:p>CA5.d) S'ha avaluat l'impacte de les activitats personals i professional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70" office:value-type="string" calcext:value-type="string">
            <text:p>CA5.e) S'han aplicat principis d'ecodisseny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70" office:value-type="string" calcext:value-type="string">
            <text:p>CA5.f) S'han aplicat estratègies sostenible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70" office:value-type="string" calcext:value-type="string">
            <text:p>CA5.g) S'ha analitzat el cicle de vida del producte. 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70" office:value-type="string" calcext:value-type="string">
            <text:p>CA5.h) S'han identificat els processos de producció i els criteris de sostenibilitat aplicat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70" office:value-type="string" calcext:value-type="string">
            <text:p>CA5.i) S'ha aplicat la normativa ambiental.</text:p>
          </table:table-cell>
          <table:table-cell table:style-name="ce73" office:value-type="string" calcext:value-type="string">
            <text:p>1</text:p>
          </table:table-cell>
          <table:table-cell table:style-name="ce73"/>
        </table:table-row>
        <table:table-row table:style-name="ro9">
          <table:table-cell table:style-name="ce67" office:value-type="string" calcext:value-type="string">
            <text:p><text:span text:style-name="T1">RA6.</text:span> Analitza un pla de sostenibilitat d'una empresa del sector, identificant els seus grups d'interés, els aspectes ASG materials i justificant accions per a la seua gestió i mesurament.</text:p>
          </table:table-cell>
          <table:table-cell table:style-name="ce73"/>
          <table:table-cell table:style-name="ce72" office:value-type="string" calcext:value-type="string">
            <text:p>18</text:p>
          </table:table-cell>
        </table:table-row>
        <table:table-row table:style-name="ro1">
          <table:table-cell table:style-name="ce24" office:value-type="string" calcext:value-type="string">
            <text:p>CA6.a) S'han identificat els principals grups d'interés de l'empresa.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6.b) S'han analitzat els aspectes ASG materials, les expectatives dels grups d'interés i la importància dels aspectes ASG en relació amb els objectius empresarials.</text:p>
          </table:table-cell>
          <table:table-cell table:style-name="ce73" office:value-type="string" calcext:value-type="string">
            <text:p>4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6.c) S'han definit accions encaminades a minimitzar els impactes negatius i aprofitar les oportunitats que plantegen els principals aspectes ASG identificats.</text:p>
          </table:table-cell>
          <table:table-cell table:style-name="ce73" office:value-type="string" calcext:value-type="string">
            <text:p>4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6.d) S'han determinat les mètriques d'avaluació de l'acompliment de l'empresa d'acord amb els estàndards de sostenibilitat més àmpliament utilitzats.</text:p>
          </table:table-cell>
          <table:table-cell table:style-name="ce73" office:value-type="string" calcext:value-type="string">
            <text:p>4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6.e) S'ha elaborat un informe de sostenibilitat amb el pla i els indicadors proposats. 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38">
      <number:minutes number:style="long"/>
      <number:text>:</number:text>
      <number:seconds number:style="long"/>
    </number:time-style>
    <number:time-style style:name="N136">
      <number:hours/>
      <number:text>:</number:text>
      <number:minutes number:style="long"/>
    </number:time-style>
    <number:date-style style:name="N135">
      <number:day number:style="long"/>
      <number:text>-</number:text>
      <number:month number:textual="true"/>
    </number:date-style>
    <number:time-style style:name="N134">
      <number:hours/>
      <number:text>:</number:text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  <number:text> </number:text>
      <number:am-pm/>
    </number:time-style>
    <number:date-style style:name="N130">
      <number:month number:textual="true"/>
      <number:text>-</number:text>
      <number:year/>
    </number:date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7P0" style:volatile="true">
      <number:number number:decimal-places="2" number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7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2" style:volatile="true">
      <number:text> </number:text>
      <number:fill-character> </number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3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date-style style:name="N133">
      <number:day number:style="long"/>
      <number:text>-</number:text>
      <number:month number:textual="true"/>
      <number:text>-</number:text>
      <number:year/>
    </number:date-style>
    <number:time-style style:name="N104">
      <number:minutes number:style="long"/>
      <number:text>:</number:text>
      <number:seconds number:style="long" number:decimal-places="1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16T18:58:38.354935005</dc:date>
    <meta:editing-duration>P2DT8H43M11S</meta:editing-duration>
    <meta:editing-cycles>107</meta:editing-cycles>
    <meta:generator>LibreOffice/7.3.7.2$Linux_X86_64 LibreOffice_project/30$Build-2</meta:generator>
    <meta:document-statistic meta:table-count="10" meta:cell-count="352" meta:object-count="0"/>
  </office:meta>
</office:document-meta>
</file>